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7e6" officeooo:paragraph-rsid="000717e6"/>
    </style:style>
    <style:style style:name="P2" style:family="paragraph" style:parent-style-name="Standard">
      <style:text-properties officeooo:rsid="000717e6" officeooo:paragraph-rsid="001205cd"/>
    </style:style>
    <style:style style:name="P3" style:family="paragraph" style:parent-style-name="Standard">
      <style:text-properties fo:font-weight="bold" officeooo:rsid="000717e6" officeooo:paragraph-rsid="000717e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17e6" officeooo:paragraph-rsid="000717e6" style:font-weight-asian="bold" style:font-weight-complex="bold"/>
    </style:style>
    <style:style style:name="P5" style:family="paragraph" style:parent-style-name="Standard">
      <style:text-properties officeooo:rsid="000f9328" officeooo:paragraph-rsid="000f9328"/>
    </style:style>
    <style:style style:name="P6" style:family="paragraph" style:parent-style-name="Standard">
      <style:text-properties officeooo:rsid="00103aec" officeooo:paragraph-rsid="00103aec"/>
    </style:style>
    <style:style style:name="P7" style:family="paragraph" style:parent-style-name="Standard">
      <style:text-properties officeooo:rsid="001540fc" officeooo:paragraph-rsid="001540fc"/>
    </style:style>
    <style:style style:name="P8" style:family="paragraph" style:parent-style-name="Standard">
      <style:text-properties officeooo:rsid="0016eb2a" officeooo:paragraph-rsid="0016eb2a"/>
    </style:style>
    <style:style style:name="P9" style:family="paragraph" style:parent-style-name="Standard">
      <style:text-properties officeooo:rsid="0017263a" officeooo:paragraph-rsid="0017263a"/>
    </style:style>
    <style:style style:name="P10" style:family="paragraph" style:parent-style-name="Standard">
      <style:text-properties officeooo:rsid="0017b32e" officeooo:paragraph-rsid="0017b32e"/>
    </style:style>
    <style:style style:name="P11" style:family="paragraph" style:parent-style-name="Standard">
      <style:paragraph-properties fo:break-before="page"/>
      <style:text-properties officeooo:rsid="000717e6" officeooo:paragraph-rsid="000717e6"/>
    </style:style>
    <style:style style:name="P12" style:family="paragraph" style:parent-style-name="Standard">
      <style:paragraph-properties fo:break-before="page"/>
      <style:text-properties fo:font-weight="bold" officeooo:rsid="000717e6" officeooo:paragraph-rsid="000717e6" style:font-weight-asian="bold" style:font-weight-complex="bold"/>
    </style:style>
    <style:style style:name="P13" style:family="paragraph" style:parent-style-name="Standard">
      <style:text-properties fo:font-weight="bold" officeooo:rsid="000717e6" officeooo:paragraph-rsid="000717e6" style:font-weight-asian="bold" style:font-weight-complex="bold"/>
    </style:style>
    <style:style style:name="P14" style:family="paragraph" style:parent-style-name="Standard">
      <style:text-properties officeooo:rsid="000717e6" officeooo:paragraph-rsid="000717e6"/>
    </style:style>
    <style:style style:name="P15" style:family="paragraph" style:parent-style-name="Standard">
      <style:text-properties officeooo:rsid="000717e6" officeooo:paragraph-rsid="001e3e55"/>
    </style:style>
    <style:style style:name="P16" style:family="paragraph" style:parent-style-name="Standard">
      <style:text-properties officeooo:rsid="001e3e55" officeooo:paragraph-rsid="001e3e55"/>
    </style:style>
    <style:style style:name="T1" style:family="text">
      <style:text-properties officeooo:rsid="000cf450"/>
    </style:style>
    <style:style style:name="T2" style:family="text">
      <style:text-properties officeooo:rsid="000e84af"/>
    </style:style>
    <style:style style:name="T3" style:family="text">
      <style:text-properties officeooo:rsid="000f9328"/>
    </style:style>
    <style:style style:name="T4" style:family="text">
      <style:text-properties officeooo:rsid="001205cd"/>
    </style:style>
    <style:style style:name="T5" style:family="text">
      <style:text-properties officeooo:rsid="0013bfa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74be"/>
    </style:style>
    <style:style style:name="T8" style:family="text">
      <style:text-properties officeooo:rsid="00159662"/>
    </style:style>
    <style:style style:name="T9" style:family="text">
      <style:text-properties officeooo:rsid="0017dc8d"/>
    </style:style>
    <style:style style:name="T10" style:family="text">
      <style:text-properties officeooo:rsid="00189ff9"/>
    </style:style>
    <style:style style:name="T11" style:family="text">
      <style:text-properties officeooo:rsid="001ab490"/>
    </style:style>
    <style:style style:name="T12" style:family="text">
      <style:text-properties officeooo:rsid="001c4251"/>
    </style:style>
    <style:style style:name="T13" style:family="text">
      <style:text-properties officeooo:rsid="001e3e55"/>
    </style:style>
    <style:style style:name="T14" style:family="text">
      <style:text-properties officeooo:rsid="002019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iando aplicativo no CakePHP from Scratch</text:p>
      <text:p text:style-name="P1"/>
      <text:p text:style-name="P1">Para aprender mais sobre a codificação e como as informações caminham numa aplicação, iremos criar um pequenino aplicativo inteiramente digitando o código, na unha.</text:p>
      <text:p text:style-name="P1"/>
      <text:p text:style-name="P1">Criaremos apenas <text:span text:style-name="T1">um banco de dados apenas com uma tabela (users),</text:span> um Controller (Users) <text:span text:style-name="T1">e seus actions</text:span> e as ViewsTemplates: index, view, <text:span text:style-name="T1">add e edit </text:span>.</text:p>
      <text:p text:style-name="P1"/>
      <text:p text:style-name="P3">Vamos começar criando o Controller.</text:p>
      <text:p text:style-name="P1"/>
      <text:p text:style-name="P1">No Cake 2.x um modelo era composto por apenas uma classe Tables. No Cake 3 temos uma classe Table e uma Entity, cada uma em seu respectivo diretório (Table e Entity).</text:p>
      <text:p text:style-name="P1">Uma classe Table guarda informações sobre uma tabela, associações, validações e behaviors e uma Entity guarda informações sobre entidades/registros.</text:p>
      <text:p text:style-name="P1"/>
      <text:p text:style-name="P1">Bem, para não dizer que não tivemos ajuda cri<text:span text:style-name="T2">are</text:span>mos o Controller com o Bake, mas, sem os actions, somente a classe vazia.</text:p>
      <text:p text:style-name="P1"/>
      <text:p text:style-name="P3">Instalação do Cake</text:p>
      <text:p text:style-name="P1"/>
      <text:p text:style-name="P1">Instalar Cake criando aplicati<text:span text:style-name="T2">v</text:span>o scratch</text:p>
      <text:p text:style-name="P1"/>
      <text:p text:style-name="P3">Criando comp.bat para criar aplicativos</text:p>
      <text:p text:style-name="P1"/>
      <text:p text:style-name="P1">Para tornar a coisa mais prática eu criei um arquivo .bat com o comando do composer para criar aplicativo. <text:span text:style-name="T2">O mesmo pode ser feito no Windows, Linux e Mac OS.</text:span></text:p>
      <text:p text:style-name="P1">Apenas criei um arquivo comp.bat e coloquei dentro esta linha:</text:p>
      <text:p text:style-name="P1"/>
      <text:p text:style-name="P1">php ..\composer.phar create-project --prefer-dist cakephp/app %1</text:p>
      <text:p text:style-name="P1"/>
      <text:p text:style-name="P1">..<text:span text:style-name="T3">\composer.phar – indica que o composer está na pasta anterior a atual.</text:span></text:p>
      <text:p text:style-name="P1"/>
      <text:p text:style-name="P1">Salvei na pasta c:\xampp\htdocs\cake, que é a pasta onde crio os aplicativos cake.</text:p>
      <text:p text:style-name="P1">Como o composer.phar está no htdocs ficou com os ..</text:p>
      <text:p text:style-name="P1">Como quero sempre passar o nome do aplicativo que quero criar como parâmetro usei o %1, <text:span text:style-name="T3">para criar sem precisar editar o comp.bat</text:span>.</text:p>
      <text:p text:style-name="P1"/>
      <text:p text:style-name="P1">Para criar um aplicativo, por exemplo, uso:</text:p>
      <text:p text:style-name="P1">cd\xampp\htdocs\cake</text:p>
      <text:p text:style-name="P1">comp scratch</text:p>
      <text:p text:style-name="P1"/>
      <text:p text:style-name="P5">que irá criar:</text:p>
      <text:p text:style-name="P5">c:\xampp\htdocs\cake\scratch</text:p>
      <text:p text:style-name="P5"/>
      <text:p text:style-name="P5"/>
      <text:p text:style-name="P12">Criar e Configurar banco scratch</text:p>
      <text:p text:style-name="P1"/>
      <text:p text:style-name="P6">Abrir phpmyadmin e criar o banco scratch.</text:p>
      <text:p text:style-name="P6"/>
      <text:p text:style-name="P6">Então clique na aba SQL e cole o script abaixo:</text:p>
      <text:p text:style-name="P1"/>
      <text:p text:style-name="P1">CREATE TABLE `users` (</text:p>
      <text:p text:style-name="P1"><text:s text:c="2"/>`id` int(10) UNSIGNED NOT NULL PRIMARY KEY AUTO_INCREMENT,</text:p>
      <text:p text:style-name="P1"><text:s text:c="2"/>`username` varchar(50) DEFAULT NULL,</text:p>
      <text:p text:style-name="P1"><text:s text:c="2"/>`password` varchar(255) DEFAULT NULL,</text:p>
      <text:p text:style-name="P1"><text:s text:c="2"/>`role` varchar(20) DEFAULT NULL,</text:p>
      <text:p text:style-name="P2"><text:s text:c="2"/>`created` datetime DEFAULT <text:span text:style-name="T4">now()</text:span>,</text:p>
      <text:p text:style-name="P2"><text:s text:c="2"/>`modified` datetime DEFAULT <text:span text:style-name="T4">now()</text:span></text:p>
      <text:p text:style-name="P1">) ENGINE=InnoDB;</text:p>
      <text:p text:style-name="P1"/>
      <text:p text:style-name="P1">INSERT INTO `users` (`id`, `username`, `password`, `role`, `created`, `modified`) VALUES</text:p>
      <text:p text:style-name="P1">(1, 'ribafs', 'ribafs', 'admin', <text:span text:style-name="T4">now()</text:span>, <text:span text:style-name="T4">now()</text:span>),</text:p>
      <text:p text:style-name="P2">(2, 'fatima', 'fatima', 'user', <text:span text:style-name="T4">now()</text:span>, <text:span text:style-name="T4">now()</text:span>),</text:p>
      <text:p text:style-name="P2">(3, 'tiago', 'tiago', 'admin', <text:span text:style-name="T4">now()</text:span>, <text:span text:style-name="T4">now()</text:span>),</text:p>
      <text:p text:style-name="P2">(4, 'elias', 'elias', 'user', <text:span text:style-name="T4">now()</text:span>, <text:span text:style-name="T4">now()</text:span>);</text:p>
      <text:p text:style-name="P1"/>
      <text:p text:style-name="P1">Criar banco e configurar aplicativo para o banco, contendo apenas a tabela users.</text:p>
      <text:p text:style-name="P1"/>
      <text:p text:style-name="P1">Configurar banco em config/app.php</text:p>
      <text:p text:style-name="P1"/>
      <text:p text:style-name="P3">Criar Controller sem actions</text:p>
      <text:p text:style-name="P1">cd\xampp\htdocs\cake\scratch</text:p>
      <text:p text:style-name="P1">bin\cake bake controller Users --no-actions</text:p>
      <text:p text:style-name="P1"/>
      <text:p text:style-name="P1">Com o comando acima o bake criou apenas isto:</text:p>
      <text:p text:style-name="P1"/>
      <text:p text:style-name="P1">&lt;?php</text:p>
      <text:p text:style-name="P1">namespace App\Controller;</text:p>
      <text:p text:style-name="P1">use App\Controller\AppController;</text:p>
      <text:p text:style-name="P1"/>
      <text:p text:style-name="P1">class UsersController extends AppController</text:p>
      <text:p text:style-name="P1">{</text:p>
      <text:p text:style-name="P1">}</text:p>
      <text:p text:style-name="P1"/>
      <text:p text:style-name="P1">Se chamarmos no navegador com</text:p>
      <text:p text:style-name="P1">http://localhost/cake/scratch/</text:p>
      <text:p text:style-name="P1"/>
      <text:p text:style-name="P1">Veremos apenas a view <text:span text:style-name="T5">src\Template\Pages\home.ctp</text:span> mostrada pelo action Display.</text:p>
      <text:p text:style-name="P1"/>
      <text:p text:style-name="P7">O casamento, já que não segue o padrão de mesmo nome para action e view, o casamento é feito pelo routes padrão do CakePHP. Veja:</text:p>
      <text:p text:style-name="P7"/>
      <text:p text:style-name="P7">$routes-&gt;connect('/', ['controller' =&gt; 'Pages', 'action' =&gt; 'display', 'home']);</text:p>
      <text:p text:style-name="P1"/>
      <text:p text:style-name="P1"/>
      <text:p text:style-name="P11">Se chamarmos assim:</text:p>
      <text:p text:style-name="P1">http://localhost/cake/scratch/users/</text:p>
      <text:p text:style-name="P1"/>
      <text:p text:style-name="P1">Ele vai nos avisar que falta o action index() <text:span text:style-name="T7">do controller Users, que é o action default</text:span>. </text:p>
      <text:p text:style-name="P1"/>
      <text:p text:style-name="P3">Criar um método público (action)</text:p>
      <text:p text:style-name="P1">Então vamos criar o action index() dentro da classe UsersController.</text:p>
      <text:p text:style-name="P1"/>
      <text:p text:style-name="P1">Nossa classe deverá ficar assim:</text:p>
      <text:p text:style-name="P1"/>
      <text:p text:style-name="P1">class UsersController extends AppController</text:p>
      <text:p text:style-name="P1">{</text:p>
      <text:p text:style-name="P1"><text:tab/>public function index()</text:p>
      <text:p text:style-name="P1"><text:tab/>{</text:p>
      <text:p text:style-name="P1"><text:tab/><text:tab/>echo "Action index()";</text:p>
      <text:p text:style-name="P1"><text:tab/><text:tab/>exit();</text:p>
      <text:p text:style-name="P1"><text:tab/>}<text:tab/></text:p>
      <text:p text:style-name="P1">}</text:p>
      <text:p text:style-name="P1"/>
      <text:p text:style-name="P1">Se chamarmos novamente no navegador</text:p>
      <text:p text:style-name="P1">http://localhost/cake/scratch/users/</text:p>
      <text:p text:style-name="P1"/>
      <text:p text:style-name="P1">Agora nos mostrará a frase do echo.</text:p>
      <text:p text:style-name="P1"/>
      <text:p text:style-name="P1">Se chamarmos assim:</text:p>
      <text:p text:style-name="P1">http://localhost/cake/scratch/users/index</text:p>
      <text:p text:style-name="P1"/>
      <text:p text:style-name="P1">Será semelhante, <text:span text:style-name="T8">ou seja, o index() é o padrão e não precisa indicar.</text:span></text:p>
      <text:p text:style-name="P1"/>
      <text:p text:style-name="P3">Criar o action view()</text:p>
      <text:p text:style-name="P1"/>
      <text:p text:style-name="P1">Adicionar abaixo do index():</text:p>
      <text:p text:style-name="P1"/>
      <text:p text:style-name="P1"><text:tab/>public function view()</text:p>
      <text:p text:style-name="P1"><text:tab/>{</text:p>
      <text:p text:style-name="P1"><text:tab/><text:tab/>echo "Action view()";</text:p>
      <text:p text:style-name="P1"><text:tab/><text:tab/>exit();</text:p>
      <text:p text:style-name="P1"><text:tab/>}<text:tab/></text:p>
      <text:p text:style-name="P1"/>
      <text:p text:style-name="P1">Chamar pela URL</text:p>
      <text:p text:style-name="P1">http://localhost/cake/scratch/users/view</text:p>
      <text:p text:style-name="P1"/>
      <text:p text:style-name="P8">Como a view() não é o action default somos obrigados e indicar na URL.</text:p>
      <text:p text:style-name="P1"/>
      <text:p text:style-name="P1">Agora vamos criar o Template para mostrar as informações. Ao invés de mostrar mensagens com echo diretamente no controller vamos fazer isso pelas views do Template, que serão chamadas pelos actions. Exemplo: o usuário digitou o endereço de um action de um controller, então este action chama a respectiva view do template.</text:p>
      <text:p text:style-name="P1"/>
      <text:p text:style-name="P9">Veja que mostramos uma mensagem nos actions e encerramos o processamento com a função exit(). Se comentar a funçãi exit() então o CakePHP continua o processamento e automaticamente chama uma view de mesmo nome do action.</text:p>
      <text:p text:style-name="P9"><text:soft-page-break/>Action index() chama a view index.ctp</text:p>
      <text:p text:style-name="P9">Action view() chama a view view.ctp</text:p>
      <text:p text:style-name="P9">E assim por diante.</text:p>
      <text:p text:style-name="P9"/>
      <text:p text:style-name="P9">O UsersController procura views em src\Template\Users</text:p>
      <text:p text:style-name="P9"/>
      <text:p text:style-name="P3">Criar a view index.ctp (ctp - Cake Template Page)</text:p>
      <text:p text:style-name="P1"/>
      <text:p text:style-name="P1">Criar a pasta Users na pasta Template (deve ser o mesmo nome do controller)</text:p>
      <text:p text:style-name="P1">Criar dentro da pasta Users o arquivo index.ctp e apenas digitar nele:</text:p>
      <text:p text:style-name="P1">&lt;h1&gt;Index&lt;/h1&gt;</text:p>
      <text:p text:style-name="P1"/>
      <text:p text:style-name="P1">Vá até o action index() do controller e comente suas duas linhas, o echo e o exit();</text:p>
      <text:p text:style-name="P1"/>
      <text:p text:style-name="P1">Agora acesse pelo navegador:</text:p>
      <text:p text:style-name="P1">http://localhost/cake/scratch/users/</text:p>
      <text:p text:style-name="P1">ou</text:p>
      <text:p text:style-name="P1">http://localhost/cake/scratch/users/index</text:p>
      <text:p text:style-name="P1"/>
      <text:p text:style-name="P1">Nos mostra a index e a página já vem com um cabeçalho e rodapé.</text:p>
      <text:p text:style-name="P1">Veja que automaticamente o action index chama a views index.ctp.</text:p>
      <text:p text:style-name="P1"/>
      <text:p text:style-name="P1">Agora façamos algo mais interessante:</text:p>
      <text:p text:style-name="P1"/>
      <text:p text:style-name="P1">No action index() remova as linhas existentes e adicione estas duas:</text:p>
      <text:p text:style-name="P1"><text:tab/>// Recuperar todos os usuários cadastrados</text:p>
      <text:p text:style-name="P1"><text:tab/>$users = $this-&gt;Users-&gt;find('all');</text:p>
      <text:p text:style-name="P1"><text:tab/>$this-&gt;set('users',$users);</text:p>
      <text:p text:style-name="P1"/>
      <text:p text:style-name="P1">Assim:</text:p>
      <text:p text:style-name="P1"/>
      <text:p text:style-name="P1">public function index()</text:p>
      <text:p text:style-name="P1">{</text:p>
      <text:p text:style-name="P1"><text:tab/>// Recuperar todos os usuários cadastrados, do método Users do model</text:p>
      <text:p text:style-name="P1"><text:tab/>$users = $this-&gt;Users-&gt;find('all');</text:p>
      <text:p text:style-name="P1"><text:tab/>$this-&gt;set('users',$users);<text:tab/>// O método set deixa o objeto $users disponível na view index.ctp</text:p>
      <text:p text:style-name="P1">}<text:tab/></text:p>
      <text:p text:style-name="P1"/>
      <text:p text:style-name="P16">Ou assim, com apenas uma linha, mas prefiro com as duas, mais organizado:</text:p>
      <text:p text:style-name="P15">$this-<text:span text:style-name="T13">&gt;</text:span>set('users',$this-<text:span text:style-name="T13">&gt;</text:span>Users-<text:span text:style-name="T14">&gt;</text:span>find('all'));</text:p>
      <text:p text:style-name="P15"/>
      <text:p text:style-name="P1"><text:tab/>O método set é destinado a armazenar o objeto $users na variável que será recebida pela respectiva view, no caso a index.ctp.</text:p>
      <text:p text:style-name="P1"/>
      <text:p text:style-name="P1"><text:tab/>No CakePHP 2 trabalhávamos com arrays e no Cake 3 trabalhamos com objetos.</text:p>
      <text:p text:style-name="P1"/>
      <text:p text:style-name="P10"><text:tab/>O Cake 2 enviava a variável contendo um array para a view, já o Cake 3 envia a variável contendo um objeto.</text:p>
      <text:p text:style-name="P1"/>
      <text:p text:style-name="P1">Uma alternativa o index() em apenas uma linha, mas o mesmo código:</text:p>
      <text:p text:style-name="P1">public function index()</text:p>
      <text:p text:style-name="P1"><text:soft-page-break/>{</text:p>
      <text:p text:style-name="P1"><text:tab/>$this-&gt;set('users', $this-&gt;Users-&gt;find('all'));<text:tab/></text:p>
      <text:p text:style-name="P1">}</text:p>
      <text:p text:style-name="P1"/>
      <text:p text:style-name="P3">Paginação de Resultados</text:p>
      <text:p text:style-name="P1"/>
      <text:p text:style-name="P1">Para paginar os resultados no Cake apenas altere a primeira linha do action index() para:</text:p>
      <text:p text:style-name="P1"/>
      <text:p text:style-name="P1"><text:tab/>$users = $this-&gt;paginate($this-&gt;Users);</text:p>
      <text:p text:style-name="P1"/>
      <text:p text:style-name="P1">Para configurar a paginação na view usaremos o bake para gerar o código para nós.</text:p>
      <text:p text:style-name="P1">Antes elimine o diretório Template\Users <text:span text:style-name="T9">ou sobresceva</text:span>.</text:p>
      <text:p text:style-name="P1">bin\cake bake all Users</text:p>
      <text:p text:style-name="P1"/>
      <text:p text:style-name="P1">Assim ele gerou um aplicativo básico mas completo.</text:p>
      <text:p text:style-name="P1">Poderemos ver no Template\Users\index.ctp ao ser visualizado no navegador que ele implementou a paginação.</text:p>
      <text:p text:style-name="P1">Mesmo que tenha poucos registros, ainda assim poderá ver abaixo os links &lt;previous e next&gt;.</text:p>
      <text:p text:style-name="P1"/>
      <text:p text:style-name="P1">Agora nós podemos ver um código completo do aplicativo.</text:p>
      <text:p text:style-name="P1">Veja que ele implementou uma grande quantidade de bons recursos: paginação, ordena<text:span text:style-name="T10">ção</text:span> de colunas, template com CSS, menu lateral, etc.</text:p>
      <text:p text:style-name="P1"/>
      <text:p text:style-name="P3">Criação de view index.ctp</text:p>
      <text:p text:style-name="P1"/>
      <text:p text:style-name="P1">Crie o diretório src/Template/Users e dentro dele a index.ctp</text:p>
      <text:p text:style-name="P1">Agora vamos melhorar a view src/Template/Users/index.ctp para receber as informações do index(), encluindo a linha digitada e adicionando estas:</text:p>
      <text:p text:style-name="P1"/>
      <text:p text:style-name="P1">&lt;ul&gt;</text:p>
      <text:p text:style-name="P1"><text:tab/>&lt;?php foreach($users as $user){?&gt;</text:p>
      <text:p text:style-name="P1"><text:tab/>&lt;li&gt;</text:p>
      <text:p text:style-name="P1"><text:tab/><text:tab/>&lt;?php print $user-&gt;username; ?&gt;</text:p>
      <text:p text:style-name="P1"><text:tab/>&lt;?php }?&gt;</text:p>
      <text:p text:style-name="P1"><text:tab/>&lt;/li&gt;</text:p>
      <text:p text:style-name="P1">&lt;/ul&gt;</text:p>
      <text:p text:style-name="P1"/>
      <text:p text:style-name="P1">Outra</text:p>
      <text:p text:style-name="P1"/>
      <text:p text:style-name="P1">&lt;table&gt;</text:p>
      <text:p text:style-name="P1"><text:tab/>&lt;?php foreach($users as $user){?&gt;</text:p>
      <text:p text:style-name="P1"><text:tab/>&lt;tr&gt;</text:p>
      <text:p text:style-name="P1"><text:tab/><text:tab/>&lt;td&gt;&lt;?php print $user-&gt;username; ?&gt;&lt;/td&gt;&lt;td&gt;&lt;?php print $user-&gt;role; ?&gt;&lt;/td&gt;</text:p>
      <text:p text:style-name="P1"><text:tab/>&lt;/tr&gt;</text:p>
      <text:p text:style-name="P1"><text:tab/>&lt;?php }?&gt;</text:p>
      <text:p text:style-name="P1">&lt;/table&gt;</text:p>
      <text:p text:style-name="P1"/>
      <text:p text:style-name="P1"/>
      <text:p text:style-name="P11">Versão melhorada:</text:p>
      <text:p text:style-name="P1"/>
      <text:p text:style-name="P1">&lt;table&gt;</text:p>
      <text:p text:style-name="P1"><text:s text:c="4"/>&lt;?php foreach ($users as $user): ?&gt;</text:p>
      <text:p text:style-name="P1"><text:s text:c="4"/>&lt;tr&gt;</text:p>
      <text:p text:style-name="P1"><text:s text:c="8"/>&lt;td&gt;&lt;?= $this-&gt;Number-&gt;format($user-&gt;id) ?&gt;&lt;/td&gt;</text:p>
      <text:p text:style-name="P1"><text:s text:c="8"/>&lt;td&gt;&lt;?= h($user-&gt;username) ?&gt;&lt;/td&gt;</text:p>
      <text:p text:style-name="P1"><text:s text:c="8"/>&lt;td&gt;&lt;?= $user-&gt;has('group') ? $this-&gt;Html-&gt;link($user-&gt;group-&gt;name, ['controller' =&gt; 'Groups', 'action' =&gt; 'view', $user-&gt;group-&gt;id]) : '' ?&gt;&lt;/td&gt;</text:p>
      <text:p text:style-name="P1"><text:tab/><text:tab/>&lt;td&gt;&lt;?= h($user-&gt;role) ?&gt;&lt;/td&gt;</text:p>
      <text:p text:style-name="P1"><text:s text:c="8"/>&lt;td&gt;&lt;?= h($user-&gt;created) ?&gt;&lt;/td&gt;</text:p>
      <text:p text:style-name="P1"><text:s text:c="8"/>&lt;td&gt;&lt;?= h($user-&gt;modified) ?&gt;&lt;/td&gt;</text:p>
      <text:p text:style-name="P1"><text:s text:c="8"/>&lt;td&gt;</text:p>
      <text:p text:style-name="P1"><text:s text:c="12"/>&lt;?= $this-&gt;Html-&gt;link(__('View'), ['action' =&gt; 'view', $user-&gt;id]) ?&gt;</text:p>
      <text:p text:style-name="P1"><text:s text:c="12"/>&lt;?= $this-&gt;Html-&gt;link(__('Edit'), ['action' =&gt; 'edit', $user-&gt;id]) ?&gt;</text:p>
      <text:p text:style-name="P1"><text:s text:c="12"/>&lt;?= $this-&gt;Form-&gt;postLink(__('Delete'), ['action' =&gt; 'delete', $user-&gt;id], ['confirm' =&gt; __('Tem certeza de que deseja excluir # '.$user-&gt;username.'?', $user-&gt;id)]) ?&gt;</text:p>
      <text:p text:style-name="P1"><text:s text:c="8"/>&lt;/td&gt;</text:p>
      <text:p text:style-name="P1"><text:s text:c="4"/>&lt;/tr&gt;</text:p>
      <text:p text:style-name="P1"><text:s text:c="4"/>&lt;?php endforeach; ?&gt;</text:p>
      <text:p text:style-name="P1">&lt;/table&gt;</text:p>
      <text:p text:style-name="P1"/>
      <text:p text:style-name="P1"><text:span text:style-name="T11">Na v</text:span>ersão criada pelo bake (remova password, created e modified).</text:p>
      <text:p text:style-name="P1"/>
      <text:p text:style-name="P3">Criar o action add()</text:p>
      <text:p text:style-name="P1"/>
      <text:p text:style-name="P1">Adicionar abaixo do view() no controller UsersController:</text:p>
      <text:p text:style-name="P1"/>
      <text:p text:style-name="P1"><text:tab/>public function add()</text:p>
      <text:p text:style-name="P1"><text:tab/>{</text:p>
      <text:p text:style-name="P1"><text:tab/><text:tab/>$user = $this-&gt;Users-&gt;newEntity();</text:p>
      <text:p text:style-name="P1"><text:tab/><text:tab/>$this-&gt;set(compact('user'));</text:p>
      <text:p text:style-name="P1"><text:tab/>}<text:tab/></text:p>
      <text:p text:style-name="P1"/>
      <text:p text:style-name="P1">Adicionar a view add.ctp ao src\Template\Users contendo:</text:p>
      <text:p text:style-name="P1"/>
      <text:p text:style-name="P1">Usaremos o Helper Form e alguns métodos: create, input, button e end</text:p>
      <text:p text:style-name="P1"/>
      <text:p text:style-name="P1">&lt;h2&gt;Novo Usuário&lt;/h2&gt;</text:p>
      <text:p text:style-name="P1"/>
      <text:p text:style-name="P1">&lt;?php</text:p>
      <text:p text:style-name="P1"><text:tab/>echo $this-&gt;Form-&gt;create($user);</text:p>
      <text:p text:style-name="P1"><text:tab/>echo $this-&gt;Form-&gt;input('username');</text:p>
      <text:p text:style-name="P1"><text:tab/>echo $this-&gt;Form-&gt;input('password');</text:p>
      <text:p text:style-name="P1"><text:tab/>echo $this-&gt;Form-&gt;input('role', ['options'=&gt;['admin'=&gt;'Administrador','user'=&gt;'Usuário']]);</text:p>
      <text:p text:style-name="P1"><text:tab/>echo $this-&gt;Form-&gt;input('created');</text:p>
      <text:p text:style-name="P1"><text:tab/>echo $this-&gt;Form-&gt;input('modified');</text:p>
      <text:p text:style-name="P1"><text:tab/>echo $this-&gt;Form-&gt;button('Criar Usuário');</text:p>
      <text:p text:style-name="P1"><text:tab/>echo $this-&gt;Form-&gt;end();</text:p>
      <text:p text:style-name="P1"/>
      <text:p text:style-name="P1"/>
      <text:p text:style-name="P11">Outra alternativa (do tutorial Blog):</text:p>
      <text:p text:style-name="P1"/>
      <text:p text:style-name="P1">&lt;div class="users form"&gt;</text:p>
      <text:p text:style-name="P1">&lt;?= $this-&gt;Form-&gt;create($user) ?&gt;</text:p>
      <text:p text:style-name="P1"><text:s text:c="4"/>&lt;fieldset&gt;</text:p>
      <text:p text:style-name="P1"><text:s text:c="8"/>&lt;legend&gt;&lt;?= __('Adicionar Usuário') ?&gt;&lt;/legend&gt;</text:p>
      <text:p text:style-name="P1"><text:s text:c="8"/>&lt;?= $this-&gt;Form-&gt;input('username') ?&gt;</text:p>
      <text:p text:style-name="P1"><text:s text:c="8"/>&lt;?= $this-&gt;Form-&gt;input('password') ?&gt;</text:p>
      <text:p text:style-name="P1"><text:s text:c="8"/>&lt;?= $this-&gt;Form-&gt;input('role', ['options' =&gt; ['admin' =&gt; 'Admin', 'author' =&gt; 'Author']]) ?&gt;</text:p>
      <text:p text:style-name="P1"><text:s text:c="8"/>&lt;?= $this-&gt;Form-&gt;input('created') ?&gt;</text:p>
      <text:p text:style-name="P1"><text:s text:c="8"/>&lt;?= $this-&gt;Form-&gt;input('modified') ?&gt;</text:p>
      <text:p text:style-name="P1"><text:s text:c="3"/>&lt;/fieldset&gt;</text:p>
      <text:p text:style-name="P1">&lt;?= $this-&gt;Form-&gt;button(__('Adicionar')); ?&gt;</text:p>
      <text:p text:style-name="P1">&lt;?= $this-&gt;Form-&gt;end() ?&gt;</text:p>
      <text:p text:style-name="P1">&lt;/div&gt;</text:p>
      <text:p text:style-name="P1"/>
      <text:p text:style-name="P3">Melhorando add()</text:p>
      <text:p text:style-name="P1">Voltando ao action add(), vamos adicionar uma linha entre as duas existentes:</text:p>
      <text:p text:style-name="P1"/>
      <text:p text:style-name="P1">debug($this-&gt;request-&gt;data);</text:p>
      <text:p text:style-name="P1"/>
      <text:p text:style-name="P1">Ficará assim:</text:p>
      <text:p text:style-name="P1"/>
      <text:p text:style-name="P1"><text:tab/>public function add()</text:p>
      <text:p text:style-name="P1"><text:tab/>{</text:p>
      <text:p text:style-name="P1"><text:tab/><text:tab/>$user = $this-&gt;Users-&gt;newEntity();</text:p>
      <text:p text:style-name="P1"><text:tab/><text:tab/>debug($this-&gt;request-&gt;data);</text:p>
      <text:p text:style-name="P1"><text:tab/><text:tab/>$this-&gt;set(conpact('user'));</text:p>
      <text:p text:style-name="P1"><text:tab/>}<text:tab/></text:p>
      <text:p text:style-name="P1">Se executar agora o método add, preencher o formulário e clicar no submit verá um array acima com todos os campos e seus valores, resultante</text:p>
      <text:p text:style-name="P1">da função debug.</text:p>
      <text:p text:style-name="P1"/>
      <text:p text:style-name="P1">Comentemos a linha do debug e criemos outra logo abaixo, deixando assim:</text:p>
      <text:p text:style-name="P1"><text:tab/>public function add()</text:p>
      <text:p text:style-name="P1"><text:tab/>{</text:p>
      <text:p text:style-name="P1"><text:s text:c="8"/>$user = $this-&gt;Users-&gt;newEntity();</text:p>
      <text:p text:style-name="P1"><text:s text:c="8"/>if ($this-&gt;request-&gt;is('post')) {</text:p>
      <text:p text:style-name="P1"><text:s text:c="12"/>$user = $this-&gt;Users-&gt;patchEntity($user, $this-&gt;request-&gt;data);</text:p>
      <text:p text:style-name="P1"><text:s text:c="12"/>if ($this-&gt;Users-&gt;save($user) &amp;&amp; ($user-&gt;username != null)) {</text:p>
      <text:p text:style-name="P1"><text:s text:c="16"/>$this-&gt;Flash-&gt;success(__('O usuário foi criado corretamente.'));</text:p>
      <text:p text:style-name="P1"><text:s text:c="16"/>return $this-&gt;redirect(['action' =&gt; 'index']);</text:p>
      <text:p text:style-name="P1"><text:s text:c="12"/>}</text:p>
      <text:p text:style-name="P1"><text:s text:c="12"/>else</text:p>
      <text:p text:style-name="P1"><text:s text:c="12"/>{</text:p>
      <text:p text:style-name="P1"><text:s text:c="12"/><text:tab/>$this-&gt;Flash-&gt;error(__('O usuário não pode ser criado. Username, senha e role são requeridos. Tente novamente!'));<text:tab/></text:p>
      <text:p text:style-name="P1"><text:s text:c="12"/>} <text:s text:c="11"/></text:p>
      <text:p text:style-name="P1"><text:s text:c="8"/>}</text:p>
      <text:p text:style-name="P1"><text:s text:c="8"/>$this-&gt;set('user', $user);</text:p>
      <text:p text:style-name="P1"><text:s text:c="4"/>}</text:p>
      <text:p text:style-name="P1"><text:soft-page-break/>O método patchEntity valida os dados do registro<text:tab/></text:p>
      <text:p text:style-name="P1">Assim nosso novo usuário pode ser cadastrado corretamente, ou quase, visto que falta criptografar sua senha.</text:p>
      <text:p text:style-name="P1"/>
      <text:p text:style-name="P1">bin\cake bake template Users add</text:p>
      <text:p text:style-name="P1"/>
      <text:p text:style-name="P1">Para ver como é o código padrão.</text:p>
      <text:p text:style-name="P1"/>
      <text:p text:style-name="P1"/>
      <text:p text:style-name="P3">Adicionando Criptografia nas Senhas no Model Entity</text:p>
      <text:p text:style-name="P1"/>
      <text:p text:style-name="P1">Isso será feito no Model, especificamente na classe em </text:p>
      <text:p text:style-name="P1">src\Model\Entity\User.php</text:p>
      <text:p text:style-name="P1"/>
      <text:p text:style-name="P1">Vamos usar o bake para criar:</text:p>
      <text:p text:style-name="P1">bin\cake bake model Users</text:p>
      <text:p text:style-name="P1"/>
      <text:p text:style-name="P1">Edite o arquivo acima e...</text:p>
      <text:p text:style-name="P1">logo abaixo da linha:</text:p>
      <text:p text:style-name="P1">use Cake\ORM\Entity;</text:p>
      <text:p text:style-name="P1"/>
      <text:p text:style-name="P1">Digite</text:p>
      <text:p text:style-name="P1">use Cake\Auth\DefaultPasswordHasher;</text:p>
      <text:p text:style-name="P1"/>
      <text:p text:style-name="P1">A versão 3 do Cake usa o algoritmo bCrypt para a criptografia de senhas.</text:p>
      <text:p text:style-name="P1">Adicionar ao final da classe User o método abaixo:</text:p>
      <text:p text:style-name="P1"/>
      <text:p text:style-name="P1"><text:tab/>protected function _setPassword($value)</text:p>
      <text:p text:style-name="P1"><text:tab/>{</text:p>
      <text:p text:style-name="P1"><text:tab/><text:tab/>$hasher = new DefaultPasswordHasher();</text:p>
      <text:p text:style-name="P1"><text:tab/><text:tab/>return $hasher-&gt;hash($value);</text:p>
      <text:p text:style-name="P1"><text:tab/>}</text:p>
      <text:p text:style-name="P1"/>
      <text:p text:style-name="P1">Assim nossos usuários serão corretamente salvos com senha criptografada.</text:p>
      <text:p text:style-name="P1"/>
      <text:p text:style-name="P1">As mensagens mostradas nas views do Cake são criadas pela classe flash e seus métodos. Seu código fica no diretório:</text:p>
      <text:p text:style-name="P1">src/Template/Element/Flash</text:p>
      <text:p text:style-name="P1"/>
      <text:p text:style-name="P1">Podemos criar mensagens personalizadas, para tanto criar um arquivo no diretório Flash acima com as nossas preferências.</text:p>
      <text:p text:style-name="P1">Podemos copiar um dos arquivos error.ctp ou success.ctp e renomear para o nosso e mudar seu conteúdo e passar a usar na chamada da classe Flash.</text:p>
      <text:p text:style-name="P1"/>
      <text:p text:style-name="P3">Action view() simples:</text:p>
      <text:p text:style-name="P1"/>
      <text:p text:style-name="P1"><text:s text:c="4"/>public function view($id)</text:p>
      <text:p text:style-name="P1"><text:s text:c="4"/>{</text:p>
      <text:p text:style-name="P1"><text:s text:c="8"/>$user = $this-&gt;Users-&gt;get($id);</text:p>
      <text:p text:style-name="P1"><text:s text:c="8"/>$this-&gt;set(compact('user'));</text:p>
      <text:p text:style-name="P1"><text:s text:c="4"/>}</text:p>
      <text:p text:style-name="P1"><text:s text:c="4"/></text:p>
      <text:p text:style-name="P1"><text:soft-page-break/><text:span text:style-name="T6">View view.ctp</text:span></text:p>
      <text:p text:style-name="P1"/>
      <text:p text:style-name="P1">Simples</text:p>
      <text:p text:style-name="P1"/>
      <text:p text:style-name="P1">&lt;h1&gt;Usuário&lt;/h1&gt;</text:p>
      <text:p text:style-name="P1"><text:s text:c="4"/>&lt;table class="vertical-table"&gt;</text:p>
      <text:p text:style-name="P1"><text:tab/><text:tab/>&lt;tr&gt;&lt;td&gt;&lt;?= $this-&gt;Number-&gt;format($user-&gt;id) ?&gt;&lt;/td&gt;&lt;/tr&gt;</text:p>
      <text:p text:style-name="P1"><text:s text:c="8"/>&lt;tr&gt;&lt;td&gt;&lt;?= h($user-&gt;username) ?&gt;&lt;/td&gt;&lt;/tr&gt; </text:p>
      <text:p text:style-name="P1"><text:s text:c="8"/>&lt;tr&gt;&lt;td&gt;&lt;?= h($user-&gt;created) ?&gt;&lt;/td&gt;&lt;/tr&gt;</text:p>
      <text:p text:style-name="P1"><text:s text:c="8"/>&lt;tr&gt;&lt;td&gt;&lt;?= h($user-&gt;modified) ?&gt;&lt;/td&gt;&lt;/tr&gt;</text:p>
      <text:p text:style-name="P1"><text:s text:c="4"/>&lt;/table&gt;</text:p>
      <text:p text:style-name="P1"/>
      <text:p text:style-name="P1">Agora crie uma view pelo bake e sobrescreva a existente para comparar os códigos.</text:p>
      <text:p text:style-name="P1">bin\cake bake template Users view</text:p>
      <text:p text:style-name="P1"/>
      <text:p text:style-name="P1">Ger<text:span text:style-name="T12">a</text:span> o código do menu lateral dentro da tag &lt;nav&gt; e abaixo mostrando os campos dentro d<text:span text:style-name="T12">e uma</text:span> tabela).</text:p>
      <text:p text:style-name="P1"/>
      <text:p text:style-name="P1"/>
      <text:p text:style-name="P3">Action edit()</text:p>
      <text:p text:style-name="P1"/>
      <text:p text:style-name="P1">Código simples:</text:p>
      <text:p text:style-name="P1"/>
      <text:p text:style-name="P1"><text:s text:c="4"/>public function edit($id = null)</text:p>
      <text:p text:style-name="P1"><text:s text:c="4"/>{</text:p>
      <text:p text:style-name="P1"><text:s text:c="8"/>$user = $this-&gt;Users-&gt;get($id);</text:p>
      <text:p text:style-name="P1"><text:s text:c="8"/>$user = $this-&gt;Users-&gt;patchEntity($user, $this-&gt;request-&gt;data);</text:p>
      <text:p text:style-name="P1"><text:s text:c="8"/>$this-&gt;set(compact('user'));</text:p>
      <text:p text:style-name="P1"><text:s text:c="4"/>}</text:p>
      <text:p text:style-name="P1"/>
      <text:p text:style-name="P1">Código gerando com o bake:</text:p>
      <text:p text:style-name="P1">bin\cake bake controller Users</text:p>
      <text:p text:style-name="P1"/>
      <text:p text:style-name="P1"><text:s text:c="4"/>public function edit($id = null)</text:p>
      <text:p text:style-name="P1"><text:s text:c="4"/>{</text:p>
      <text:p text:style-name="P1"><text:s text:c="8"/>$user = $this-&gt;Users-&gt;get($id, [</text:p>
      <text:p text:style-name="P1"><text:s text:c="12"/>'contain' =&gt; []</text:p>
      <text:p text:style-name="P1"><text:s text:c="8"/>]);</text:p>
      <text:p text:style-name="P1"><text:s text:c="8"/>if ($this-&gt;request-&gt;is(['patch', 'post', 'put'])) {</text:p>
      <text:p text:style-name="P1"><text:s text:c="12"/>$user = $this-&gt;Users-&gt;patchEntity($user, $this-&gt;request-&gt;data);</text:p>
      <text:p text:style-name="P1"><text:s text:c="12"/>if ($this-&gt;Users-&gt;save($user)) {</text:p>
      <text:p text:style-name="P1"><text:s text:c="16"/>$this-&gt;Flash-&gt;success(__('The user has been saved.'));</text:p>
      <text:p text:style-name="P1"><text:s text:c="16"/>return $this-&gt;redirect(['action' =&gt; 'index']);</text:p>
      <text:p text:style-name="P1"><text:s text:c="12"/>} else {</text:p>
      <text:p text:style-name="P1"><text:s text:c="16"/>$this-&gt;Flash-&gt;error(__('The user could not be saved. Please, try again.'));</text:p>
      <text:p text:style-name="P1"><text:s text:c="12"/>}</text:p>
      <text:p text:style-name="P1"><text:s text:c="8"/>}</text:p>
      <text:p text:style-name="P1"><text:s text:c="8"/>$this-&gt;set(compact('user'));</text:p>
      <text:p text:style-name="P1"><text:s text:c="8"/>$this-&gt;set('_serialize', ['user']);</text:p>
      <text:p text:style-name="P1"><text:s text:c="4"/>}</text:p>
      <text:p text:style-name="P3"/>
      <text:p text:style-name="P12">Criação da view edit.ctp</text:p>
      <text:p text:style-name="P1"/>
      <text:p text:style-name="P1">Código simples</text:p>
      <text:p text:style-name="P1"/>
      <text:p text:style-name="P1"><text:s text:c="4"/>&lt;?= $this-&gt;Form-&gt;create($user) ?&gt;</text:p>
      <text:p text:style-name="P1"><text:s text:c="4"/>&lt;fieldset&gt;</text:p>
      <text:p text:style-name="P1"><text:s text:c="8"/>&lt;legend&gt;&lt;?= __('Edit User') ?&gt;&lt;/legend&gt;</text:p>
      <text:p text:style-name="P1"><text:s text:c="8"/>&lt;?php</text:p>
      <text:p text:style-name="P1"><text:s text:c="12"/>echo $this-&gt;Form-&gt;input('username');</text:p>
      <text:p text:style-name="P1"><text:s text:c="12"/>echo $this-&gt;Form-&gt;input('password');</text:p>
      <text:p text:style-name="P1"><text:s text:c="12"/>echo $this-&gt;Form-&gt;input('role');</text:p>
      <text:p text:style-name="P1"><text:s text:c="8"/>?&gt;</text:p>
      <text:p text:style-name="P1"><text:s text:c="4"/>&lt;/fieldset&gt;</text:p>
      <text:p text:style-name="P1"><text:s text:c="4"/>&lt;?= $this-&gt;Form-&gt;button(__('Submit')) ?&gt;</text:p>
      <text:p text:style-name="P1"><text:s text:c="4"/>&lt;?= $this-&gt;Form-&gt;end() ?&gt;</text:p>
      <text:p text:style-name="P1"/>
      <text:p text:style-name="P1">Código gerado pelo bake:</text:p>
      <text:p text:style-name="P1"/>
      <text:p text:style-name="P1">&lt;nav class="large-3 medium-4 columns" id="actions-sidebar"&gt;</text:p>
      <text:p text:style-name="P1"><text:s text:c="4"/>&lt;ul class="side-nav"&gt;</text:p>
      <text:p text:style-name="P1"><text:s text:c="8"/>&lt;li class="heading"&gt;&lt;?= __('Actions') ?&gt;&lt;/li&gt;</text:p>
      <text:p text:style-name="P1"><text:s text:c="8"/>&lt;li&gt;&lt;?= $this-&gt;Form-&gt;postLink(</text:p>
      <text:p text:style-name="P1"><text:s text:c="16"/>__('Delete'),</text:p>
      <text:p text:style-name="P1"><text:s text:c="16"/>['action' =&gt; 'delete', $user-&gt;id],</text:p>
      <text:p text:style-name="P1"><text:s text:c="16"/>['confirm' =&gt; __('Are you sure you want to delete # {0}?', $user-&gt;id)]</text:p>
      <text:p text:style-name="P1"><text:s text:c="12"/>)</text:p>
      <text:p text:style-name="P1"><text:s text:c="8"/>?&gt;&lt;/li&gt;</text:p>
      <text:p text:style-name="P1"><text:s text:c="8"/>&lt;li&gt;&lt;?= $this-&gt;Html-&gt;link(__('List Users'), ['action' =&gt; 'index']) ?&gt;&lt;/li&gt;</text:p>
      <text:p text:style-name="P1"><text:s text:c="4"/>&lt;/ul&gt;</text:p>
      <text:p text:style-name="P1">&lt;/nav&gt;</text:p>
      <text:p text:style-name="P1">&lt;div class="users form large-9 medium-8 columns content"&gt;</text:p>
      <text:p text:style-name="P1"><text:s text:c="4"/>&lt;?= $this-&gt;Form-&gt;create($user) ?&gt;</text:p>
      <text:p text:style-name="P1"><text:s text:c="4"/>&lt;fieldset&gt;</text:p>
      <text:p text:style-name="P1"><text:s text:c="8"/>&lt;legend&gt;&lt;?= __('Edit User') ?&gt;&lt;/legend&gt;</text:p>
      <text:p text:style-name="P1"><text:s text:c="8"/>&lt;?php</text:p>
      <text:p text:style-name="P1"><text:s text:c="12"/>echo $this-&gt;Form-&gt;input('username');</text:p>
      <text:p text:style-name="P1"><text:s text:c="12"/>echo $this-&gt;Form-&gt;input('password');</text:p>
      <text:p text:style-name="P1"><text:s text:c="12"/>echo $this-&gt;Form-&gt;input('role');</text:p>
      <text:p text:style-name="P1"><text:s text:c="8"/>?&gt;</text:p>
      <text:p text:style-name="P1"><text:s text:c="4"/>&lt;/fieldset&gt;</text:p>
      <text:p text:style-name="P1"><text:s text:c="4"/>&lt;?= $this-&gt;Form-&gt;button(__('Submit')) ?&gt;</text:p>
      <text:p text:style-name="P1"><text:s text:c="4"/>&lt;?= $this-&gt;Form-&gt;end() ?&gt;</text:p>
      <text:p text:style-name="P1">&lt;/div&gt;</text:p>
      <text:p text:style-name="P1"/>
      <text:p text:style-name="P1"/>
      <text:p text:style-name="P1"/>
      <text:p text:style-name="P12">Criando o action delete():</text:p>
      <text:p text:style-name="P1"/>
      <text:p text:style-name="P1"><text:s text:c="4"/>public function delete($id = null)</text:p>
      <text:p text:style-name="P1"><text:s text:c="4"/>{</text:p>
      <text:p text:style-name="P1"><text:s text:c="8"/>$this-&gt;request-&gt;allowMethod(['post', 'delete']);</text:p>
      <text:p text:style-name="P1"><text:s text:c="8"/>$user = $this-&gt;Users-&gt;get($id);</text:p>
      <text:p text:style-name="P1"><text:s text:c="8"/>return $this-&gt;redirect(['action' =&gt; 'index']);</text:p>
      <text:p text:style-name="P1"><text:s text:c="4"/>}</text:p>
      <text:p text:style-name="P1"/>
      <text:p text:style-name="P1"/>
      <text:p text:style-name="P3">View delete</text:p>
      <text:p text:style-name="P1">Para delete não temos view, será usado apenas um link na view index.ctp para cada registro.</text:p>
      <text:p text:style-name="P1"/>
      <text:p text:style-name="P3">Crédito</text:p>
      <text:p text:style-name="P1">Adaptado do vídeo do Edson (<text:a xlink:type="simple" xlink:href="http://www.edsonmm.com/" text:style-name="Internet_20_link" text:visited-style-name="Visited_20_Internet_20_Link">http://www.edsonmm.com/</text:a>), do tutorial do Blog </text:p>
      <text:p text:style-name="P1"><text:a xlink:type="simple" xlink:href="http://book.cakephp.org/3.0/en/tutorials-and-examples/blog-auth-example/auth.html" text:style-name="Internet_20_link" text:visited-style-name="Visited_20_Internet_20_Link">http://book.cakephp.org/3.0/en/tutorials-and-examples/blog-auth-example/auth.html</text:a> <text:s/>e de código gerado pelo bak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4:58:18.879000000</meta:creation-date>
    <dc:date>2016-05-14T10:18:35.276000000</dc:date>
    <meta:editing-duration>PT35M41S</meta:editing-duration>
    <meta:editing-cycles>24</meta:editing-cycles>
    <meta:generator>LibreOffice/5.1.2.2$Windows_x86 LibreOffice_project/d3bf12ecb743fc0d20e0be0c58ca359301eb705f</meta:generator>
    <meta:document-statistic meta:table-count="0" meta:image-count="0" meta:object-count="0" meta:page-count="11" meta:paragraph-count="357" meta:word-count="1900" meta:character-count="15178" meta:non-whitespace-character-count="12644"/>
  </office:meta>
</office:document-meta>
</file>